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Courier New"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ffffff"/>
      <style:text-properties style:font-name="Courier New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5" style:family="table-cell" style:parent-style-name="Default">
      <style:table-cell-properties fo:border-bottom="none" fo:background-color="#ffffff" fo:border-left="1.5pt solid #000000" fo:border-right="1.5pt solid #000000" fo:border-top="1.5pt solid #000000"/>
    </style:style>
    <style:style style:name="ce6" style:family="table-cell" style:parent-style-name="Default">
      <style:table-cell-properties fo:border-bottom="none" fo:background-color="#ffffff" fo:border-left="1.5pt solid #000000" fo:border-right="none" fo:border-top="1.5pt solid #000000"/>
    </style:style>
    <style:style style:name="ce7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8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gr1" style:family="graphic">
      <style:graphic-properties draw:stroke="none" svg:stroke-color="#000000" draw:fill="none" draw:fill-color="#ffffff" fo:min-height="0.237in"/>
      <style:text-properties style:font-name="Courier New" fo:font-weight="bold" style:font-weight-asian="bold" style:font-weight-complex="bold"/>
    </style:style>
    <style:style style:name="gr2" style:family="graphic">
      <style:graphic-properties draw:stroke="none" svg:stroke-color="#000000" draw:fill="none" draw:fill-color="#ffffff" fo:min-height="0.3776in"/>
      <style:paragraph-properties fo:text-align="center"/>
      <style:text-properties style:font-name="Courier New" fo:font-weight="bold" style:font-weight-asian="bold" style:font-weight-complex="bold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4075in" fo:min-width="0.0272in"/>
      <style:paragraph-properties fo:text-align="center"/>
    </style:style>
    <style:style style:name="gr4" style:family="graphic">
      <style:graphic-properties draw:stroke="none" svg:stroke-color="#000000" draw:fill="none" draw:fill-color="#ffffff" fo:min-height="0.5661in"/>
      <style:paragraph-properties fo:text-align="center"/>
      <style:text-properties style:font-name="Courier New" fo:font-weight="bold" style:font-weight-asian="bold" style:font-weight-complex="bold"/>
    </style:style>
    <style:style style:name="gr5" style:family="graphic">
      <style:graphic-properties draw:stroke="dash" draw:stroke-dash="Long_20_Dash" svg:stroke-width="0.011in" svg:stroke-color="#000000" draw:marker-start-width="0.0953in" draw:marker-end-width="0.0953in" svg:stroke-linecap="butt" draw:textarea-horizontal-align="center" draw:textarea-vertical-align="middle" fo:padding-top="0.0055in" fo:padding-bottom="0.0055in" fo:padding-left="0.0055in" fo:padding-right="0.0055in"/>
      <style:paragraph-properties fo:text-align="center"/>
    </style:style>
    <style:style style:name="gr6" style:family="graphic">
      <style:graphic-properties draw:stroke="none" svg:stroke-color="#000000" draw:fill="none" draw:fill-color="#ffffff" fo:min-height="0.472in"/>
      <style:paragraph-properties fo:text-align="center"/>
      <style:text-properties style:font-name="Courier New" fo:font-size="15pt" fo:font-weight="bold" style:font-size-asian="15pt" style:font-weight-asian="bold" style:font-size-complex="15pt" style:font-weight-complex="bold"/>
    </style:style>
    <style:style style:name="gr7" style:family="graphic">
      <style:graphic-properties draw:stroke="none" svg:stroke-color="#000000" draw:fill="none" draw:fill-color="#ffffff" fo:min-height="0.5661in"/>
      <style:paragraph-properties fo:text-align="center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ourier New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Courier New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0.3063in" svg:height="0.237in" svg:x="2.5138in" svg:y="1.8673in">
            <draw:text-box>
              <text:p text:style-name="P1"><text:span text:style-name="T1">5</text:span><text:span text:style-name="T1">n</text:span><text:span text:style-name="T1">s</text:span></text:p>
            </draw:text-box>
          </draw:frame>
          <draw:frame draw:z-index="1" draw:name="Text Frame 2" draw:style-name="gr2" draw:text-style-name="P3" svg:width="0.4902in" svg:height="0.3776in" svg:x="4.2685in" svg:y="1.8673in">
            <draw:text-box>
              <text:p text:style-name="P1"><text:span text:style-name="T1">1</text:span><text:span text:style-name="T1">5</text:span><text:span text:style-name="T1">n</text:span><text:span text:style-name="T1">s</text:span></text:p>
            </draw:text-box>
          </draw:frame>
          <draw:frame draw:z-index="2" draw:name="Text Frame 3" draw:style-name="gr2" draw:text-style-name="P3" svg:width="0.4437in" svg:height="0.3776in" svg:x="5.9894in" svg:y="1.8673in">
            <draw:text-box>
              <text:p text:style-name="P1"><text:span text:style-name="T1">2</text:span><text:span text:style-name="T1">5</text:span><text:span text:style-name="T1">n</text:span><text:span text:style-name="T1">s</text:span></text:p>
            </draw:text-box>
          </draw:frame>
          <draw:frame draw:z-index="3" draw:name="Text Frame 4" draw:style-name="gr2" draw:text-style-name="P3" svg:width="0.4902in" svg:height="0.3776in" svg:x="7.7547in" svg:y="1.8673in">
            <draw:text-box>
              <text:p text:style-name="P1"><text:span text:style-name="T1">35ns</text:span></text:p>
            </draw:text-box>
          </draw:frame>
          <draw:custom-shape draw:z-index="4" draw:name="Shape 1" draw:style-name="gr3" draw:text-style-name="P4" svg:width="0.1098in" svg:height="0.4307in" svg:x="4.4138in" svg:y="1.3925in">
            <text:p/>
            <draw:enhanced-geometry svg:viewBox="0 0 21600 21600" draw:text-areas="?f0 0 ?f2 ?f5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name="Shape 2" draw:style-name="gr3" draw:text-style-name="P4" svg:width="0.1098in" svg:height="0.4307in" svg:x="6.1764in" svg:y="1.415in">
            <text:p/>
            <draw:enhanced-geometry svg:viewBox="0 0 21600 21600" draw:text-areas="?f0 0 ?f2 ?f5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z-index="6" draw:name="Text Frame 5" draw:style-name="gr4" draw:text-style-name="P3" svg:width="1.6701in" svg:height="0.5661in" svg:x="3.7551in" svg:y="4.198in">
            <draw:text-box>
              <text:p text:style-name="P1"><text:span text:style-name="T1">a1 success (P1) </text:span></text:p>
            </draw:text-box>
          </draw:frame>
          <draw:frame draw:z-index="7" draw:name="Text Frame 6" draw:style-name="gr4" draw:text-style-name="P3" svg:width="1.6701in" svg:height="0.5661in" svg:x="5.574in" svg:y="4.198in">
            <draw:text-box>
              <text:p text:style-name="P5"><text:span text:style-name="T1">a2 violated (P1) a1 violated (P2)</text:span><text:span text:style-name="T1"><text:line-break/></text:span><text:span text:style-name="T1"/></text:p>
            </draw:text-box>
          </draw:frame>
          <draw:frame draw:z-index="8" draw:name="Text Frame 7" draw:style-name="gr4" draw:text-style-name="P3" svg:width="1.6701in" svg:height="0.5661in" svg:x="7.4713in" svg:y="4.198in">
            <draw:text-box>
              <text:p text:style-name="P1"><text:span text:style-name="T1">a2 success (P2) </text:span></text:p>
            </draw:text-box>
          </draw:frame>
          <draw:custom-shape draw:z-index="9" draw:name="Shape 3" draw:style-name="gr3" draw:text-style-name="P4" svg:width="0.1098in" svg:height="0.4307in" svg:x="4.3661in" svg:y="3.6496in">
            <text:p/>
            <draw:enhanced-geometry svg:viewBox="0 0 21600 21600" draw:mirror-vertical="true" draw:text-areas="?f0 0 ?f2 ?f5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" draw:name="Shape 4" draw:style-name="gr3" draw:text-style-name="P4" svg:width="0.1098in" svg:height="0.4307in" svg:x="6.1705in" svg:y="3.6496in">
            <text:p/>
            <draw:enhanced-geometry svg:viewBox="0 0 21600 21600" draw:mirror-vertical="true" draw:text-areas="?f0 0 ?f2 ?f5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name="Shape 5" draw:style-name="gr3" draw:text-style-name="P4" svg:width="0.1098in" svg:height="0.4307in" svg:x="7.922in" svg:y="3.6496in">
            <text:p/>
            <draw:enhanced-geometry svg:viewBox="0 0 21600 21600" draw:mirror-vertical="true" draw:text-areas="?f0 0 ?f2 ?f5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z-index="12" draw:name="Text Frame 8" draw:style-name="gr4" draw:text-style-name="P3" svg:width="0.9961in" svg:height="0.5661in" svg:x="4.0075in" svg:y="1.1335in">
            <draw:text-box>
              <text:p text:style-name="P1"><text:span text:style-name="T1">P1 start</text:span></text:p>
            </draw:text-box>
          </draw:frame>
          <draw:frame draw:z-index="13" draw:name="Text Frame 9" draw:style-name="gr4" draw:text-style-name="P3" svg:width="0.9961in" svg:height="0.5661in" svg:x="5.8083in" svg:y="1.1331in">
            <draw:text-box>
              <text:p text:style-name="P1"><text:span text:style-name="T1">P2 start</text:span></text:p>
            </draw:text-box>
          </draw:frame>
          <draw:line draw:z-index="14" draw:name="Vertical line 1" draw:style-name="gr5" draw:text-style-name="P1" svg:x1="4.4366in" svg:y1="2.0469in" svg:x2="4.4366in" svg:y2="3.5878in">
            <text:p/>
          </draw:line>
          <draw:line draw:z-index="15" draw:name="Vertical line 2" draw:style-name="gr5" draw:text-style-name="P1" svg:x1="6.2146in" svg:y1="2.0445in" svg:x2="6.2146in" svg:y2="3.5854in">
            <text:p/>
          </draw:line>
          <draw:line draw:z-index="16" draw:name="Vertical line 3" draw:style-name="gr5" draw:text-style-name="P1" svg:x1="7.9921in" svg:y1="2.0374in" svg:x2="7.9921in" svg:y2="3.5783in">
            <text:p/>
          </draw:line>
          <draw:frame draw:z-index="17" draw:name="Text Frame 1" draw:style-name="gr6" draw:text-style-name="P7" svg:width="0.4752in" svg:height="0.472in" svg:x="2.4744in" svg:y="7.8028in">
            <draw:text-box>
              <text:p text:style-name="P6"><text:span text:style-name="T2">5ns</text:span></text:p>
            </draw:text-box>
          </draw:frame>
          <draw:frame draw:z-index="18" draw:name="Text Frame 10" draw:style-name="gr6" draw:text-style-name="P7" svg:width="0.7311in" svg:height="0.472in" svg:x="4.2724in" svg:y="7.8028in">
            <draw:text-box>
              <text:p text:style-name="P6"><text:span text:style-name="T2">15ns</text:span></text:p>
            </draw:text-box>
          </draw:frame>
          <draw:frame draw:z-index="19" draw:name="Text Frame 11" draw:style-name="gr6" draw:text-style-name="P7" svg:width="0.7311in" svg:height="0.472in" svg:x="5.9079in" svg:y="7.8028in">
            <draw:text-box>
              <text:p text:style-name="P6"><text:span text:style-name="T2">25ns</text:span></text:p>
            </draw:text-box>
          </draw:frame>
          <draw:frame draw:z-index="20" draw:name="Text Frame 12" draw:style-name="gr6" draw:text-style-name="P7" svg:width="0.7311in" svg:height="0.472in" svg:x="7.6713in" svg:y="7.8028in">
            <draw:text-box>
              <text:p text:style-name="P6"><text:span text:style-name="T2">35ns</text:span></text:p>
            </draw:text-box>
          </draw:frame>
          <draw:frame draw:z-index="21" draw:name="Text Frame 13" draw:style-name="gr6" draw:text-style-name="P7" svg:width="0.7311in" svg:height="0.472in" svg:x="9.4346in" svg:y="7.8028in">
            <draw:text-box>
              <text:p text:style-name="P6"><text:span text:style-name="T2">45ns</text:span></text:p>
            </draw:text-box>
          </draw:frame>
          <draw:frame draw:z-index="22" draw:name="Text Frame 14" draw:style-name="gr6" draw:text-style-name="P7" svg:width="0.7311in" svg:height="0.472in" svg:x="11.2406in" svg:y="7.8028in">
            <draw:text-box>
              <text:p text:style-name="P6"><text:span text:style-name="T2">55ns</text:span></text:p>
            </draw:text-box>
          </draw:frame>
          <draw:frame draw:z-index="23" draw:name="Text Frame 15" draw:style-name="gr6" draw:text-style-name="P7" svg:width="0.7311in" svg:height="0.472in" svg:x="12.9043in" svg:y="7.8028in">
            <draw:text-box>
              <text:p text:style-name="P6"><text:span text:style-name="T2">65ns</text:span></text:p>
            </draw:text-box>
          </draw:frame>
          <draw:frame draw:z-index="24" draw:name="Text Frame 16" draw:style-name="gr6" draw:text-style-name="P7" svg:width="0.7311in" svg:height="0.472in" svg:x="14.7677in" svg:y="7.8028in">
            <draw:text-box>
              <text:p text:style-name="P6"><text:span text:style-name="T2">75ns</text:span></text:p>
            </draw:text-box>
          </draw:frame>
          <draw:custom-shape draw:z-index="25" draw:name="Shape 7" draw:style-name="gr3" draw:text-style-name="P4" svg:width="0.1098in" svg:height="0.4307in" svg:x="11.4701in" svg:y="7.0063in">
            <text:p/>
            <draw:enhanced-geometry svg:viewBox="0 0 21600 21600" draw:text-areas="?f0 0 ?f2 ?f5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26" draw:name="Vertical line 4" draw:style-name="gr5" draw:text-style-name="P1" svg:x1="4.4157in" svg:y1="8.413in" svg:x2="4.4157in" svg:y2="11.948in">
            <text:p/>
          </draw:line>
          <draw:line draw:z-index="27" draw:name="Vertical line 5" draw:style-name="gr5" draw:text-style-name="P1" svg:x1="6.222in" svg:y1="8.413in" svg:x2="6.222in" svg:y2="11.948in">
            <text:p/>
          </draw:line>
          <draw:line draw:z-index="28" draw:name="Vertical line 6" draw:style-name="gr5" draw:text-style-name="P1" svg:x1="9.7634in" svg:y1="8.413in" svg:x2="9.7634in" svg:y2="11.948in">
            <text:p/>
          </draw:line>
          <draw:line draw:z-index="29" draw:name="Vertical line 7" draw:style-name="gr5" draw:text-style-name="P1" svg:x1="11.5268in" svg:y1="8.413in" svg:x2="11.5268in" svg:y2="11.948in">
            <text:p/>
          </draw:line>
          <draw:line draw:z-index="30" draw:name="Vertical line 8" draw:style-name="gr5" draw:text-style-name="P1" svg:x1="13.3335in" svg:y1="8.413in" svg:x2="13.3335in" svg:y2="11.948in">
            <text:p/>
          </draw:line>
          <draw:line draw:z-index="31" draw:name="Vertical line 9" draw:style-name="gr5" draw:text-style-name="P1" svg:x1="8in" svg:y1="8.413in" svg:x2="8in" svg:y2="11.948in">
            <text:p/>
          </draw:line>
          <draw:custom-shape draw:z-index="32" draw:name="Shape 9" draw:style-name="gr3" draw:text-style-name="P4" svg:width="0.1098in" svg:height="0.4307in" svg:x="7.9516in" svg:y="12.1106in">
            <text:p/>
            <draw:enhanced-geometry svg:viewBox="0 0 21600 21600" draw:mirror-vertical="true" draw:text-areas="?f0 0 ?f2 ?f5" draw:mirror-horizontal="false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z-index="33" draw:name="Text Frame 17" draw:style-name="gr7" draw:text-style-name="P9" svg:width="1.6701in" svg:height="0.5661in" svg:x="7.2764in" svg:y="12.728in">
            <draw:text-box>
              <text:p text:style-name="P8"><text:span text:style-name="T3">A1 success</text:span></text:p>
            </draw:text-box>
          </draw:frame>
          <draw:custom-shape draw:z-index="34" draw:name="Shape 6" draw:style-name="gr3" draw:text-style-name="P4" svg:width="0.1098in" svg:height="0.4307in" svg:x="11.4665in" svg:y="12.139in">
            <text:p/>
            <draw:enhanced-geometry svg:viewBox="0 0 21600 21600" draw:mirror-vertical="true" draw:text-areas="?f0 0 ?f2 ?f5" draw:mirror-horizontal="false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z-index="35" draw:name="Text Frame 18" draw:style-name="gr7" draw:text-style-name="P9" svg:width="1.6701in" svg:height="0.6303in" svg:x="10.6772in" svg:y="12.7799in">
            <draw:text-box>
              <text:p text:style-name="P8"><text:span text:style-name="T3">A3 violated</text:span></text:p>
            </draw:text-box>
          </draw:frame>
          <draw:frame draw:z-index="36" draw:name="Text Frame 19" draw:style-name="gr7" draw:text-style-name="P9" svg:width="1.6701in" svg:height="0.5661in" svg:x="10.7937in" svg:y="6.5744in">
            <draw:text-box>
              <text:p text:style-name="P8"><text:span text:style-name="T3">A4 success</text:span></text:p>
            </draw:text-box>
          </draw:frame>
          <draw:frame draw:z-index="37" draw:name="Text Frame 20" draw:style-name="gr7" draw:text-style-name="P9" svg:width="1.6701in" svg:height="0.5661in" svg:x="12.5213in" svg:y="12.7925in">
            <draw:text-box>
              <text:p text:style-name="P8"><text:span text:style-name="T3">A2 success</text:span></text:p>
            </draw:text-box>
          </draw:frame>
          <draw:custom-shape draw:z-index="38" draw:name="Shape 10" draw:style-name="gr3" draw:text-style-name="P4" svg:width="0.1098in" svg:height="0.4307in" svg:x="13.2831in" svg:y="12.1547in">
            <text:p/>
            <draw:enhanced-geometry svg:viewBox="0 0 21600 21600" draw:mirror-vertical="true" draw:text-areas="?f0 0 ?f2 ?f5" draw:mirror-horizontal="false" draw:type="down-arrow" draw:modifiers="16832.245681382 8142.18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024" table:default-cell-style-name="ce1"/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lk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1013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req</text:p>
          </table:table-cell>
          <table:table-cell table:style-name="ce4" table:number-columns-repeated="2"/>
          <table:table-cell table:style-name="ce6"/>
          <table:table-cell table:style-name="ce7" table:number-columns-repeated="2"/>
          <table:table-cell table:style-name="ce8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ck</text:p>
          </table:table-cell>
          <table:table-cell table:style-name="ce4" table:number-columns-repeated="2"/>
          <table:table-cell table:style-name="ce6"/>
          <table:table-cell table:style-name="ce8"/>
          <table:table-cell table:style-name="ce4" table:number-columns-repeated="2"/>
          <table:table-cell table:style-name="ce6"/>
          <table:table-cell table:style-name="ce8"/>
          <table:table-cell table:style-name="ce4"/>
          <table:table-cell table:number-columns-repeated="1013"/>
        </table:table-row>
        <table:table-row table:style-name="ro1" table:number-rows-repeated="27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clk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1005"/>
        </table:table-row>
        <table:table-row table:style-name="ro2" table:number-rows-repeated="2">
          <table:table-cell/>
          <table:table-cell table:style-name="ce13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a</text:p>
          </table:table-cell>
          <table:table-cell table:style-name="ce4" table:number-columns-repeated="2"/>
          <table:table-cell table:style-name="ce6"/>
          <table:table-cell table:style-name="ce7" table:number-columns-repeated="2"/>
          <table:table-cell table:style-name="ce8"/>
          <table:table-cell table:style-name="ce4" table:number-columns-repeated="2"/>
          <table:table-cell table:style-name="ce6"/>
          <table:table-cell table:style-name="ce8"/>
          <table:table-cell table:style-name="ce4" table:number-columns-repeated="7"/>
          <table:table-cell table:number-columns-repeated="1005"/>
        </table:table-row>
        <table:table-row table:style-name="ro2" table:number-rows-repeated="2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b</text:p>
          </table:table-cell>
          <table:table-cell table:style-name="ce4" table:number-columns-repeated="6"/>
          <table:table-cell table:style-name="ce6"/>
          <table:table-cell table:style-name="ce8"/>
          <table:table-cell table:style-name="ce4" table:number-columns-repeated="4"/>
          <table:table-cell table:style-name="ce6"/>
          <table:table-cell table:style-name="ce8"/>
          <table:table-cell table:style-name="ce4" table:number-columns-repeated="3"/>
          <table:table-cell table:number-columns-repeated="1005"/>
        </table:table-row>
        <table:table-row table:style-name="ro2" table:number-rows-repeated="2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</text:p>
          </table:table-cell>
          <table:table-cell table:style-name="ce4" table:number-columns-repeated="10"/>
          <table:table-cell table:style-name="ce6"/>
          <table:table-cell table:style-name="ce8"/>
          <table:table-cell table:style-name="ce4" table:number-columns-repeated="5"/>
          <table:table-cell table:number-columns-repeated="100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Long_20_Dash" draw:display-name="Long Dash" draw:style="rect" draw:dots1="1" draw:dots1-length="400%" draw:distance="30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1:01:53.272818401</meta:creation-date>
    <dc:date>2024-06-15T14:52:17.685688063</dc:date>
    <meta:editing-duration>PT41M29S</meta:editing-duration>
    <meta:editing-cycles>7</meta:editing-cycles>
    <meta:generator>LibreOffice/7.3.7.2$Linux_X86_64 LibreOffice_project/30$Build-2</meta:generator>
    <meta:document-statistic meta:table-count="1" meta:cell-count="7" meta:object-count="39"/>
  </office:meta>
</office:document-meta>
</file>